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6f7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train_2.py densenet_05; python train_2.py densenet_06; python train_2.py densenet_07</text:p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02:32:29.544517: I tensorflow/core/platform/cpu_feature_guard.cc:141] Your CPU supports instructions that this TensorFlow binary was not compiled to use: SSE4.1 SSE4.2 AVX AVX2 FMA</text:p>
      <text:p text:style-name="Standard">2019-07-24 02:32:29.571932: I tensorflow/core/platform/profile_utils/cpu_utils.cc:94] CPU Frequency: 3493525000 Hz</text:p>
      <text:p text:style-name="Standard">2019-07-24 02:32:29.573238: I tensorflow/compiler/xla/service/service.cc:150] XLA service 0x55de174f45d0 executing computations on platform Host. Devices:</text:p>
      <text:p text:style-name="Standard">2019-07-24 02:32:29.573262: I tensorflow/compiler/xla/service/service.cc:158] <text:s text:c="2"/>StreamExecutor device (0): &lt;undefined&gt;, &lt;undefined&gt;</text:p>
      <text:p text:style-name="Standard">2019-07-24 02:32:29.678100: I tensorflow/stream_executor/cuda/cuda_gpu_executor.cc:998] successful NUMA node read from SysFS had negative value (-1), but there must be at least one NUMA node, so returning NUMA node zero</text:p>
      <text:p text:style-name="Standard">2019-07-24 02:32:29.678852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46GiB</text:p>
      <text:p text:style-name="Standard">2019-07-24 02:32:29.678871: I tensorflow/core/common_runtime/gpu/gpu_device.cc:1512] Adding visible gpu devices: 0</text:p>
      <text:p text:style-name="Standard">2019-07-24 02:32:29.679813: I tensorflow/core/common_runtime/gpu/gpu_device.cc:984] Device interconnect StreamExecutor with strength 1 edge matrix:</text:p>
      <text:p text:style-name="Standard">2019-07-24 02:32:29.679827: I tensorflow/core/common_runtime/gpu/gpu_device.cc:990] <text:s text:c="5"/>0 </text:p>
      <text:p text:style-name="Standard">2019-07-24 02:32:29.679832: I tensorflow/core/common_runtime/gpu/gpu_device.cc:1003] 0: <text:s text:c="2"/>N </text:p>
      <text:p text:style-name="Standard">2019-07-24 02:32:29.679921: I tensorflow/core/common_runtime/gpu/gpu_device.cc:1115] Created TensorFlow device (/job:localhost/replica:0/task:0/device:GPU:0 with 6283 MB memory) -&gt; physical GPU (device: 0, name: GeForce GTX 1070, pci bus id: 0000:41:00.0, compute capability: 6.1)</text:p>
      <text:p text:style-name="Standard">2019-07-24 02:32:29.681768: I tensorflow/compiler/xla/service/service.cc:150] XLA service 0x55de17040210 executing computations on platform CUDA. Devices:</text:p>
      <text:p text:style-name="Standard">2019-07-24 02:32:29.681786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<text:soft-page-break/>2019-07-24 02:33:26.509657: I tensorflow/stream_executor/dso_loader.cc:152] successfully opened CUDA library libcublas.so.10.0 locally</text:p>
      <text:p text:style-name="Standard">707/707 [==============================] - 209s 295ms/step - loss: 0.3337 - acc: 0.8548 - val_loss: 0.2132 - val_acc: 0.9113</text:p>
      <text:p text:style-name="Standard">val_kappa: 0.5630</text:p>
      <text:p text:style-name="Standard">Validation Kappa has improved. Saving model.</text:p>
      <text:p text:style-name="Standard">Epoch 2/30</text:p>
      <text:p text:style-name="Standard">707/707 [==============================] - 183s 259ms/step - loss: 0.2388 - acc: 0.9016 - val_loss: 0.1995 - val_acc: 0.9175</text:p>
      <text:p text:style-name="Standard">val_kappa: 0.5972</text:p>
      <text:p text:style-name="Standard">Validation Kappa has improved. Saving model.</text:p>
      <text:p text:style-name="Standard">Epoch 3/30</text:p>
      <text:p text:style-name="Standard">707/707 [==============================] - 182s 257ms/step - loss: 0.2184 - acc: 0.9093 - val_loss: 0.1878 - val_acc: 0.9241</text:p>
      <text:p text:style-name="Standard">val_kappa: 0.6510</text:p>
      <text:p text:style-name="Standard">Validation Kappa has improved. Saving model.</text:p>
      <text:p text:style-name="Standard">Epoch 4/30</text:p>
      <text:p text:style-name="Standard">707/707 [==============================] - 182s 258ms/step - loss: 0.2029 - acc: 0.9178 - val_loss: 0.1816 - val_acc: 0.9289</text:p>
      <text:p text:style-name="Standard">val_kappa: 0.6761</text:p>
      <text:p text:style-name="Standard">Validation Kappa has improved. Saving model.</text:p>
      <text:p text:style-name="Standard">Epoch 5/30</text:p>
      <text:p text:style-name="Standard">707/707 [==============================] - 181s 256ms/step - loss: 0.1951 - acc: 0.9219 - val_loss: 0.1713 - val_acc: 0.9318</text:p>
      <text:p text:style-name="Standard">val_kappa: 0.7159</text:p>
      <text:p text:style-name="Standard">Validation Kappa has improved. Saving model.</text:p>
      <text:p text:style-name="Standard">Epoch 6/30</text:p>
      <text:p text:style-name="Standard">707/707 [==============================] - 181s 256ms/step - loss: 0.1869 - acc: 0.9245 - val_loss: 0.1834 - val_acc: 0.9236</text:p>
      <text:p text:style-name="Standard">val_kappa: 0.6962</text:p>
      <text:p text:style-name="Standard">Epoch 7/30</text:p>
      <text:p text:style-name="Standard">707/707 [==============================] - 181s 256ms/step - loss: 0.1767 - acc: 0.9294 - val_loss: 0.1763 - val_acc: 0.9329</text:p>
      <text:p text:style-name="Standard">val_kappa: 0.7357</text:p>
      <text:p text:style-name="Standard">Validation Kappa has improved. Saving model.</text:p>
      <text:p text:style-name="Standard">Epoch 8/30</text:p>
      <text:p text:style-name="Standard">707/707 [==============================] - 181s 256ms/step - loss: 0.1701 - acc: 0.9331 - val_loss: 0.1806 - val_acc: 0.9280</text:p>
      <text:p text:style-name="Standard"/>
      <text:p text:style-name="Standard">Epoch 00008: ReduceLROnPlateau reducing learning rate to 4.999999873689376e-06.</text:p>
      <text:p text:style-name="Standard">val_kappa: 0.7210</text:p>
      <text:p text:style-name="Standard">Epoch 9/30</text:p>
      <text:p text:style-name="Standard">707/707 [==============================] - 180s 255ms/step - loss: 0.1532 - acc: 0.9390 - val_loss: 0.1604 - val_acc: 0.9383</text:p>
      <text:p text:style-name="Standard">val_kappa: 0.7616</text:p>
      <text:p text:style-name="Standard">Validation Kappa has improved. Saving model.</text:p>
      <text:p text:style-name="Standard">Epoch 10/30</text:p>
      <text:p text:style-name="Standard">707/707 [==============================] - 180s 255ms/step - loss: 0.1473 - acc: 0.9416 - val_loss: 0.1627 - val_acc: 0.9359</text:p>
      <text:p text:style-name="Standard">val_kappa: 0.7578</text:p>
      <text:p text:style-name="Standard">Epoch 11/30</text:p>
      <text:p text:style-name="Standard"><text:soft-page-break/>707/707 [==============================] - 180s 255ms/step - loss: 0.1412 - acc: 0.9444 - val_loss: 0.1645 - val_acc: 0.9386</text:p>
      <text:p text:style-name="Standard">val_kappa: 0.7661</text:p>
      <text:p text:style-name="Standard">Validation Kappa has improved. Saving model.</text:p>
      <text:p text:style-name="Standard">Epoch 12/30</text:p>
      <text:p text:style-name="Standard">707/707 [==============================] - 180s 255ms/step - loss: 0.1395 - acc: 0.9450 - val_loss: 0.1650 - val_acc: 0.9387</text:p>
      <text:p text:style-name="Standard"/>
      <text:p text:style-name="Standard">Epoch 00012: ReduceLROnPlateau reducing learning rate to 4.999999873689376e-07.</text:p>
      <text:p text:style-name="Standard">val_kappa: 0.7666</text:p>
      <text:p text:style-name="Standard">Validation Kappa has improved. Saving model.</text:p>
      <text:p text:style-name="Standard">Epoch 13/30</text:p>
      <text:p text:style-name="Standard">707/707 [==============================] - 181s 255ms/step - loss: 0.1350 - acc: 0.9467 - val_loss: 0.1638 - val_acc: 0.9381</text:p>
      <text:p text:style-name="Standard">val_kappa: 0.7661</text:p>
      <text:p text:style-name="Standard">Epoch 14/30</text:p>
      <text:p text:style-name="Standard">707/707 [==============================] - 180s 255ms/step - loss: 0.1353 - acc: 0.9473 - val_loss: 0.1646 - val_acc: 0.9391</text:p>
      <text:p text:style-name="Standard">val_kappa: 0.7669</text:p>
      <text:p text:style-name="Standard">Validation Kappa has improved. Saving model.</text:p>
      <text:p text:style-name="Standard">Epoch 15/30</text:p>
      <text:p text:style-name="Standard">707/707 [==============================] - 180s 255ms/step - loss: 0.1353 - acc: 0.9469 - val_loss: 0.1638 - val_acc: 0.9385</text:p>
      <text:p text:style-name="Standard"/>
      <text:p text:style-name="Standard">Epoch 00015: ReduceLROnPlateau reducing learning rate to 4.999999987376214e-08.</text:p>
      <text:p text:style-name="Standard">val_kappa: 0.7668</text:p>
      <text:p text:style-name="Standard">Epoch 16/30</text:p>
      <text:p text:style-name="Standard">707/707 [==============================] - 180s 255ms/step - loss: 0.1332 - acc: 0.9474 - val_loss: 0.1637 - val_acc: 0.9381</text:p>
      <text:p text:style-name="Standard">val_kappa: 0.7658</text:p>
      <text:p text:style-name="Standard">Epoch 17/30</text:p>
      <text:p text:style-name="Standard">707/707 [==============================] - 180s 255ms/step - loss: 0.1340 - acc: 0.9482 - val_loss: 0.1644 - val_acc: 0.9386</text:p>
      <text:p text:style-name="Standard">val_kappa: 0.7650</text:p>
      <text:p text:style-name="Standard">Epoch 18/30</text:p>
      <text:p text:style-name="Standard">707/707 [==============================] - 180s 255ms/step - loss: 0.1305 - acc: 0.9488 - val_loss: 0.1642 - val_acc: 0.9383</text:p>
      <text:p text:style-name="Standard"/>
      <text:p text:style-name="Standard">Epoch 00018: ReduceLROnPlateau reducing learning rate to 5.000000058430488e-09.</text:p>
      <text:p text:style-name="Standard">val_kappa: 0.7655</text:p>
      <text:p text:style-name="Standard">Epoch 19/30</text:p>
      <text:p text:style-name="Standard">707/707 [==============================] - 180s 255ms/step - loss: 0.1347 - acc: 0.9475 - val_loss: 0.1638 - val_acc: 0.9381</text:p>
      <text:p text:style-name="Standard">val_kappa: 0.7662</text:p>
      <text:p text:style-name="Standard">Epoch 20/30</text:p>
      <text:p text:style-name="Standard">707/707 [==============================] - 180s 255ms/step - loss: 0.1343 - acc: 0.9471 - val_loss: 0.1641 - val_acc: 0.9385</text:p>
      <text:p text:style-name="Standard">val_kappa: 0.7656</text:p>
      <text:p text:style-name="Standard">Epoch 21/30</text:p>
      <text:p text:style-name="Standard">707/707 [==============================] - 180s 255ms/step - loss: 0.1339 - acc: 0.9474 - val_loss: 0.1643 - val_acc: 0.9388</text:p>
      <text:p text:style-name="Standard"/>
      <text:p text:style-name="Standard"><text:soft-page-break/>Epoch 00021: ReduceLROnPlateau reducing learning rate to 4.999999969612646e-10.</text:p>
      <text:p text:style-name="Standard">val_kappa: 0.7659</text:p>
      <text:p text:style-name="Standard">Epoch 22/30</text:p>
      <text:p text:style-name="Standard">707/707 [==============================] - 181s 256ms/step - loss: 0.1322 - acc: 0.9481 - val_loss: 0.1638 - val_acc: 0.9387</text:p>
      <text:p text:style-name="Standard">val_kappa: 0.7668</text:p>
      <text:p text:style-name="Standard">Epoch 23/30</text:p>
      <text:p text:style-name="Standard">707/707 [==============================] - 180s 255ms/step - loss: 0.1353 - acc: 0.9469 - val_loss: 0.1639 - val_acc: 0.9384</text:p>
      <text:p text:style-name="Standard">val_kappa: 0.7660</text:p>
      <text:p text:style-name="Standard">Epoch 24/30</text:p>
      <text:p text:style-name="Standard">707/707 [==============================] - 181s 255ms/step - loss: 0.1350 - acc: 0.9471 - val_loss: 0.1637 - val_acc: 0.9380</text:p>
      <text:p text:style-name="Standard"/>
      <text:p text:style-name="Standard">Epoch 00024: ReduceLROnPlateau reducing learning rate to 4.999999858590343e-11.</text:p>
      <text:p text:style-name="Standard">val_kappa: 0.7651</text:p>
      <text:p text:style-name="Standard">Epoch 25/30</text:p>
      <text:p text:style-name="Standard">707/707 [==============================] - 180s 255ms/step - loss: 0.1359 - acc: 0.9471 - val_loss: 0.1639 - val_acc: 0.9385</text:p>
      <text:p text:style-name="Standard">val_kappa: 0.7659</text:p>
      <text:p text:style-name="Standard">Epoch 26/30</text:p>
      <text:p text:style-name="Standard">707/707 [==============================] - 180s 255ms/step - loss: 0.1323 - acc: 0.9477 - val_loss: 0.1642 - val_acc: 0.9385</text:p>
      <text:p text:style-name="Standard">val_kappa: 0.7665</text:p>
      <text:p text:style-name="Standard">Epoch 27/30</text:p>
      <text:p text:style-name="Standard">707/707 [==============================] - 180s 255ms/step - loss: 0.1338 - acc: 0.9476 - val_loss: 0.1638 - val_acc: 0.9380</text:p>
      <text:p text:style-name="Standard"/>
      <text:p text:style-name="Standard">Epoch 00027: ReduceLROnPlateau reducing learning rate to 4.999999719812465e-12.</text:p>
      <text:p text:style-name="Standard">val_kappa: 0.7660</text:p>
      <text:p text:style-name="Standard">Epoch 28/30</text:p>
      <text:p text:style-name="Standard">707/707 [==============================] - 180s 255ms/step - loss: 0.1329 - acc: 0.9463 - val_loss: 0.1643 - val_acc: 0.9385</text:p>
      <text:p text:style-name="P1">val_kappa: 0.7675 – <text:span text:style-name="T1">(0.61054 on Kaggle)</text:span></text:p>
      <text:p text:style-name="P1">Validation Kappa has improved. Saving model.</text:p>
      <text:p text:style-name="Standard">Epoch 29/30</text:p>
      <text:p text:style-name="Standard">707/707 [==============================] - 180s 255ms/step - loss: 0.1333 - acc: 0.9476 - val_loss: 0.1645 - val_acc: 0.9388</text:p>
      <text:p text:style-name="Standard">val_kappa: 0.7657</text:p>
      <text:p text:style-name="Standard">Epoch 30/30</text:p>
      <text:p text:style-name="Standard">707/707 [==============================] - 180s 255ms/step - loss: 0.1355 - acc: 0.9468 - val_loss: 0.1640 - val_acc: 0.9383</text:p>
      <text:p text:style-name="Standard"/>
      <text:p text:style-name="Standard">Epoch 00030: ReduceLROnPlateau reducing learning rate to 4.999999546340118e-13.</text:p>
      <text:p text:style-name="Standard">val_kappa: 0.7663</text:p>
      <text:p text:style-name="Standard">Traceback (most recent call last):</text:p>
      <text:p text:style-name="Standard"><text:s text:c="2"/>File "train_2.py", line 103, in &lt;module&gt;</text:p>
      <text:p text:style-name="Standard"><text:s text:c="4"/>file_list = pd.read_csv(os.path.join(data_folder, 'Test/test_files.csv'), header = None)</text:p>
      <text:p text:style-name="Standard">NameError: name 'pd' is not defined</text:p>
      <text:p text:style-name="Standard"/>
      <text:p text:style-name="Standard"/>
      <text:p text:style-name="Standard">Using TensorFlow backend.</text:p>
      <text:p text:style-name="Standard"><text:soft-page-break/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04:11:57.498607: I tensorflow/core/platform/cpu_feature_guard.cc:141] Your CPU supports instructions that this TensorFlow binary was not compiled to use: SSE4.1 SSE4.2 AVX AVX2 FMA</text:p>
      <text:p text:style-name="Standard">2019-07-24 04:11:57.524043: I tensorflow/core/platform/profile_utils/cpu_utils.cc:94] CPU Frequency: 3493525000 Hz</text:p>
      <text:p text:style-name="Standard">2019-07-24 04:11:57.525350: I tensorflow/compiler/xla/service/service.cc:150] XLA service 0x55ec92ccd1d0 executing computations on platform Host. Devices:</text:p>
      <text:p text:style-name="Standard">2019-07-24 04:11:57.525393: I tensorflow/compiler/xla/service/service.cc:158] <text:s text:c="2"/>StreamExecutor device (0): &lt;undefined&gt;, &lt;undefined&gt;</text:p>
      <text:p text:style-name="Standard">2019-07-24 04:11:57.612730: I tensorflow/stream_executor/cuda/cuda_gpu_executor.cc:998] successful NUMA node read from SysFS had negative value (-1), but there must be at least one NUMA node, so returning NUMA node zero</text:p>
      <text:p text:style-name="Standard">2019-07-24 04:11:57.613432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57GiB</text:p>
      <text:p text:style-name="Standard">2019-07-24 04:11:57.613452: I tensorflow/core/common_runtime/gpu/gpu_device.cc:1512] Adding visible gpu devices: 0</text:p>
      <text:p text:style-name="Standard">2019-07-24 04:11:57.614309: I tensorflow/core/common_runtime/gpu/gpu_device.cc:984] Device interconnect StreamExecutor with strength 1 edge matrix:</text:p>
      <text:p text:style-name="Standard">2019-07-24 04:11:57.614321: I tensorflow/core/common_runtime/gpu/gpu_device.cc:990] <text:s text:c="5"/>0 </text:p>
      <text:p text:style-name="Standard">2019-07-24 04:11:57.614331: I tensorflow/core/common_runtime/gpu/gpu_device.cc:1003] 0: <text:s text:c="2"/>N </text:p>
      <text:p text:style-name="Standard">2019-07-24 04:11:57.614418: I tensorflow/core/common_runtime/gpu/gpu_device.cc:1115] Created TensorFlow device (/job:localhost/replica:0/task:0/device:GPU:0 with 6387 MB memory) -&gt; physical GPU (device: 0, name: GeForce GTX 1070, pci bus id: 0000:41:00.0, compute capability: 6.1)</text:p>
      <text:p text:style-name="Standard">2019-07-24 04:11:57.615996: I tensorflow/compiler/xla/service/service.cc:150] XLA service 0x55ec929d2590 executing computations on platform CUDA. Devices:</text:p>
      <text:p text:style-name="Standard">2019-07-24 04:11:57.616013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4 04:12:49.825794: I tensorflow/stream_executor/dso_loader.cc:152] successfully opened CUDA library libcublas.so.10.0 locally</text:p>
      <text:p text:style-name="Standard"><text:soft-page-break/>707/707 [==============================] - 204s 289ms/step - loss: 0.3694 - acc: 0.8440 - val_loss: 1.7628 - val_acc: 0.8746</text:p>
      <text:p text:style-name="Standard">val_kappa: 0.0002</text:p>
      <text:p text:style-name="Standard">Validation Kappa has improved. Saving model.</text:p>
      <text:p text:style-name="Standard">Epoch 2/30</text:p>
      <text:p text:style-name="Standard">707/707 [==============================] - 181s 256ms/step - loss: 0.3181 - acc: 0.8642 - val_loss: 0.6994 - val_acc: 0.8726</text:p>
      <text:p text:style-name="Standard">val_kappa: 0.0895</text:p>
      <text:p text:style-name="Standard">Validation Kappa has improved. Saving model.</text:p>
      <text:p text:style-name="Standard">Epoch 3/30</text:p>
      <text:p text:style-name="Standard">707/707 [==============================] - 181s 256ms/step - loss: 0.3107 - acc: 0.8689 - val_loss: 0.8206 - val_acc: 0.7373</text:p>
      <text:p text:style-name="Standard">val_kappa: 0.0768</text:p>
      <text:p text:style-name="Standard">Epoch 4/30</text:p>
      <text:p text:style-name="Standard">707/707 [==============================] - 180s 255ms/step - loss: 0.3026 - acc: 0.8723 - val_loss: 0.6863 - val_acc: 0.7548</text:p>
      <text:p text:style-name="Standard">val_kappa: 0.1357</text:p>
      <text:p text:style-name="Standard">Validation Kappa has improved. Saving model.</text:p>
      <text:p text:style-name="Standard">Epoch 5/30</text:p>
      <text:p text:style-name="Standard">707/707 [==============================] - 181s 256ms/step - loss: 0.2990 - acc: 0.8737 - val_loss: 0.6106 - val_acc: 0.8829</text:p>
      <text:p text:style-name="Standard">val_kappa: 0.1842</text:p>
      <text:p text:style-name="Standard">Validation Kappa has improved. Saving model.</text:p>
      <text:p text:style-name="Standard">Epoch 6/30</text:p>
      <text:p text:style-name="Standard">707/707 [==============================] - 181s 255ms/step - loss: 0.2975 - acc: 0.8761 - val_loss: 0.3408 - val_acc: 0.8727</text:p>
      <text:p text:style-name="P1">val_kappa: 0.4126 – <text:span text:style-name="T1">(0.16065 on Kaggle)</text:span></text:p>
      <text:p text:style-name="Standard">Validation Kappa has improved. Saving model.</text:p>
      <text:p text:style-name="Standard">Epoch 7/30</text:p>
      <text:p text:style-name="Standard">707/707 [==============================] - 181s 255ms/step - loss: 0.2944 - acc: 0.8762 - val_loss: 0.3863 - val_acc: 0.8692</text:p>
      <text:p text:style-name="Standard">val_kappa: 0.3293</text:p>
      <text:p text:style-name="Standard">Epoch 8/30</text:p>
      <text:p text:style-name="Standard">707/707 [==============================] - 181s 255ms/step - loss: 0.2927 - acc: 0.8780 - val_loss: 0.6660 - val_acc: 0.8788</text:p>
      <text:p text:style-name="Standard">val_kappa: 0.0828</text:p>
      <text:p text:style-name="Standard">Epoch 9/30</text:p>
      <text:p text:style-name="Standard">707/707 [==============================] - 181s 256ms/step - loss: 0.2905 - acc: 0.8779 - val_loss: 0.6398 - val_acc: 0.8770</text:p>
      <text:p text:style-name="Standard"/>
      <text:p text:style-name="Standard">Epoch 00009: ReduceLROnPlateau reducing learning rate to 4.999999873689376e-06.</text:p>
      <text:p text:style-name="Standard">val_kappa: 0.0453</text:p>
      <text:p text:style-name="Standard">Epoch 10/30</text:p>
      <text:p text:style-name="Standard">707/707 [==============================] - 181s 255ms/step - loss: 0.2851 - acc: 0.8837 - val_loss: 0.3487 - val_acc: 0.8668</text:p>
      <text:p text:style-name="Standard">val_kappa: 0.3285</text:p>
      <text:p text:style-name="Standard">Epoch 11/30</text:p>
      <text:p text:style-name="Standard">707/707 [==============================] - 181s 256ms/step - loss: 0.2817 - acc: 0.8833 - val_loss: 0.3210 - val_acc: 0.8775</text:p>
      <text:p text:style-name="Standard">val_kappa: 0.3541</text:p>
      <text:p text:style-name="Standard">Epoch 12/30</text:p>
      <text:p text:style-name="Standard"><text:soft-page-break/>707/707 [==============================] - 181s 255ms/step - loss: 0.2822 - acc: 0.8834 - val_loss: 0.3424 - val_acc: 0.8718</text:p>
      <text:p text:style-name="Standard">val_kappa: 0.3421</text:p>
      <text:p text:style-name="Standard">Epoch 13/30</text:p>
      <text:p text:style-name="Standard">707/707 [==============================] - 181s 255ms/step - loss: 0.2799 - acc: 0.8837 - val_loss: 0.3598 - val_acc: 0.8562</text:p>
      <text:p text:style-name="Standard">val_kappa: 0.3489</text:p>
      <text:p text:style-name="Standard">Epoch 14/30</text:p>
      <text:p text:style-name="Standard">707/707 [==============================] - 180s 255ms/step - loss: 0.2785 - acc: 0.8856 - val_loss: 0.3605 - val_acc: 0.8738</text:p>
      <text:p text:style-name="Standard"/>
      <text:p text:style-name="Standard">Epoch 00014: ReduceLROnPlateau reducing learning rate to 4.999999873689376e-07.</text:p>
      <text:p text:style-name="Standard">val_kappa: 0.3288</text:p>
      <text:p text:style-name="Standard">Epoch 15/30</text:p>
      <text:p text:style-name="Standard">707/707 [==============================] - 180s 255ms/step - loss: 0.2782 - acc: 0.8847 - val_loss: 0.3654 - val_acc: 0.8714</text:p>
      <text:p text:style-name="Standard">val_kappa: 0.3361</text:p>
      <text:p text:style-name="Standard">Epoch 16/30</text:p>
      <text:p text:style-name="Standard">707/707 [==============================] - 180s 255ms/step - loss: 0.2816 - acc: 0.8836 - val_loss: 0.3629 - val_acc: 0.8731</text:p>
      <text:p text:style-name="Standard">val_kappa: 0.3381</text:p>
      <text:p text:style-name="Standard">Epoch 17/30</text:p>
      <text:p text:style-name="Standard">707/707 [==============================] - 181s 255ms/step - loss: 0.2788 - acc: 0.8832 - val_loss: 0.3673 - val_acc: 0.8670</text:p>
      <text:p text:style-name="Standard"/>
      <text:p text:style-name="Standard">Epoch 00017: ReduceLROnPlateau reducing learning rate to 4.999999987376214e-08.</text:p>
      <text:p text:style-name="Standard">val_kappa: 0.3427</text:p>
      <text:p text:style-name="Standard">Epoch 18/30</text:p>
      <text:p text:style-name="Standard">707/707 [==============================] - 181s 255ms/step - loss: 0.2803 - acc: 0.8841 - val_loss: 0.3598 - val_acc: 0.8702</text:p>
      <text:p text:style-name="Standard">val_kappa: 0.3442</text:p>
      <text:p text:style-name="Standard">Epoch 19/30</text:p>
      <text:p text:style-name="Standard">707/707 [==============================] - 181s 255ms/step - loss: 0.2809 - acc: 0.8832 - val_loss: 0.3579 - val_acc: 0.8714</text:p>
      <text:p text:style-name="Standard">val_kappa: 0.3390</text:p>
      <text:p text:style-name="Standard">Epoch 20/30</text:p>
      <text:p text:style-name="Standard">707/707 [==============================] - 181s 255ms/step - loss: 0.2777 - acc: 0.8856 - val_loss: 0.3674 - val_acc: 0.8684</text:p>
      <text:p text:style-name="Standard"/>
      <text:p text:style-name="Standard">Epoch 00020: ReduceLROnPlateau reducing learning rate to 5.000000058430488e-09.</text:p>
      <text:p text:style-name="Standard">val_kappa: 0.3438</text:p>
      <text:p text:style-name="Standard">Epoch 21/30</text:p>
      <text:p text:style-name="Standard">707/707 [==============================] - 181s 255ms/step - loss: 0.2792 - acc: 0.8838 - val_loss: 0.3584 - val_acc: 0.8721</text:p>
      <text:p text:style-name="Standard">val_kappa: 0.3432</text:p>
      <text:p text:style-name="Standard">Epoch 22/30</text:p>
      <text:p text:style-name="Standard">707/707 [==============================] - 180s 255ms/step - loss: 0.2794 - acc: 0.8834 - val_loss: 0.3672 - val_acc: 0.8661</text:p>
      <text:p text:style-name="Standard">val_kappa: 0.3407</text:p>
      <text:p text:style-name="Standard">Epoch 23/30</text:p>
      <text:p text:style-name="Standard">707/707 [==============================] - 180s 255ms/step - loss: 0.2795 - acc: 0.8844 - val_loss: 0.3611 - val_acc: 0.8691</text:p>
      <text:p text:style-name="Standard"><text:soft-page-break/></text:p>
      <text:p text:style-name="Standard">Epoch 00023: ReduceLROnPlateau reducing learning rate to 4.999999969612646e-10.</text:p>
      <text:p text:style-name="Standard">val_kappa: 0.3453</text:p>
      <text:p text:style-name="Standard">Epoch 24/30</text:p>
      <text:p text:style-name="Standard">707/707 [==============================] - 180s 255ms/step - loss: 0.2775 - acc: 0.8851 - val_loss: 0.3626 - val_acc: 0.8688</text:p>
      <text:p text:style-name="Standard">val_kappa: 0.3464</text:p>
      <text:p text:style-name="Standard">Epoch 25/30</text:p>
      <text:p text:style-name="Standard">707/707 [==============================] - 180s 255ms/step - loss: 0.2804 - acc: 0.8843 - val_loss: 0.3557 - val_acc: 0.8703</text:p>
      <text:p text:style-name="Standard">val_kappa: 0.3532</text:p>
      <text:p text:style-name="Standard">Epoch 26/30</text:p>
      <text:p text:style-name="Standard">707/707 [==============================] - 180s 255ms/step - loss: 0.2808 - acc: 0.8835 - val_loss: 0.3606 - val_acc: 0.8704</text:p>
      <text:p text:style-name="Standard"/>
      <text:p text:style-name="Standard">Epoch 00026: ReduceLROnPlateau reducing learning rate to 4.999999858590343e-11.</text:p>
      <text:p text:style-name="Standard">val_kappa: 0.3421</text:p>
      <text:p text:style-name="Standard">Epoch 27/30</text:p>
      <text:p text:style-name="Standard">707/707 [==============================] - 180s 255ms/step - loss: 0.2760 - acc: 0.8859 - val_loss: 0.3553 - val_acc: 0.8705</text:p>
      <text:p text:style-name="Standard">val_kappa: 0.3462</text:p>
      <text:p text:style-name="Standard">Epoch 28/30</text:p>
      <text:p text:style-name="Standard">707/707 [==============================] - 180s 255ms/step - loss: 0.2851 - acc: 0.8811 - val_loss: 0.3616 - val_acc: 0.8706</text:p>
      <text:p text:style-name="Standard">val_kappa: 0.3444</text:p>
      <text:p text:style-name="Standard">Epoch 29/30</text:p>
      <text:p text:style-name="Standard">707/707 [==============================] - 181s 256ms/step - loss: 0.2756 - acc: 0.8869 - val_loss: 0.3540 - val_acc: 0.8713</text:p>
      <text:p text:style-name="Standard"/>
      <text:p text:style-name="Standard">Epoch 00029: ReduceLROnPlateau reducing learning rate to 4.999999719812465e-12.</text:p>
      <text:p text:style-name="Standard">val_kappa: 0.3481</text:p>
      <text:p text:style-name="Standard">Epoch 30/30</text:p>
      <text:p text:style-name="Standard">707/707 [==============================] - 180s 255ms/step - loss: 0.2783 - acc: 0.8839 - val_loss: 0.3612 - val_acc: 0.8709</text:p>
      <text:p text:style-name="Standard">val_kappa: 0.3427</text:p>
      <text:p text:style-name="Standard">Traceback (most recent call last):</text:p>
      <text:p text:style-name="Standard"><text:s text:c="2"/>File "train_2.py", line 103, in &lt;module&gt;</text:p>
      <text:p text:style-name="Standard"><text:s text:c="4"/>file_list = pd.read_csv(os.path.join(data_folder, 'Test/test_files.csv'), header = None)</text:p>
      <text:p text:style-name="Standard">NameError: name 'pd' is not defined</text:p>
      <text:p text:style-name="Standard"/>
      <text:p text:style-name="Standard"/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05:51:02.502054: I tensorflow/core/platform/cpu_feature_guard.cc:141] Your CPU supports instructions that this TensorFlow binary was not compiled to use: SSE4.1 SSE4.2 AVX AVX2 FMA</text:p>
      <text:p text:style-name="Standard"><text:soft-page-break/>2019-07-24 05:51:02.527993: I tensorflow/core/platform/profile_utils/cpu_utils.cc:94] CPU Frequency: 3493525000 Hz</text:p>
      <text:p text:style-name="Standard">2019-07-24 05:51:02.529437: I tensorflow/compiler/xla/service/service.cc:150] XLA service 0x558a909f2920 executing computations on platform Host. Devices:</text:p>
      <text:p text:style-name="Standard">2019-07-24 05:51:02.529471: I tensorflow/compiler/xla/service/service.cc:158] <text:s text:c="2"/>StreamExecutor device (0): &lt;undefined&gt;, &lt;undefined&gt;</text:p>
      <text:p text:style-name="Standard">2019-07-24 05:51:02.632711: I tensorflow/stream_executor/cuda/cuda_gpu_executor.cc:998] successful NUMA node read from SysFS had negative value (-1), but there must be at least one NUMA node, so returning NUMA node zero</text:p>
      <text:p text:style-name="Standard">2019-07-24 05:51:02.633408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57GiB</text:p>
      <text:p text:style-name="Standard">2019-07-24 05:51:02.633428: I tensorflow/core/common_runtime/gpu/gpu_device.cc:1512] Adding visible gpu devices: 0</text:p>
      <text:p text:style-name="Standard">2019-07-24 05:51:02.634342: I tensorflow/core/common_runtime/gpu/gpu_device.cc:984] Device interconnect StreamExecutor with strength 1 edge matrix:</text:p>
      <text:p text:style-name="Standard">2019-07-24 05:51:02.634356: I tensorflow/core/common_runtime/gpu/gpu_device.cc:990] <text:s text:c="5"/>0 </text:p>
      <text:p text:style-name="Standard">2019-07-24 05:51:02.634363: I tensorflow/core/common_runtime/gpu/gpu_device.cc:1003] 0: <text:s text:c="2"/>N </text:p>
      <text:p text:style-name="Standard">2019-07-24 05:51:02.634465: I tensorflow/core/common_runtime/gpu/gpu_device.cc:1115] Created TensorFlow device (/job:localhost/replica:0/task:0/device:GPU:0 with 6390 MB memory) -&gt; physical GPU (device: 0, name: GeForce GTX 1070, pci bus id: 0000:41:00.0, compute capability: 6.1)</text:p>
      <text:p text:style-name="Standard">2019-07-24 05:51:02.636252: I tensorflow/compiler/xla/service/service.cc:150] XLA service 0x558a906f7800 executing computations on platform CUDA. Devices:</text:p>
      <text:p text:style-name="Standard">2019-07-24 05:51:02.636276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4 05:52:07.567133: I tensorflow/stream_executor/dso_loader.cc:152] successfully opened CUDA library libcublas.so.10.0 locally</text:p>
      <text:p text:style-name="Standard">707/707 [==============================] - 207s 293ms/step - loss: 0.8253 - acc: 0.8550 - val_loss: 1.1992 - val_acc: 0.8745</text:p>
      <text:p text:style-name="Standard">val_kappa: 0.0000</text:p>
      <text:p text:style-name="Standard">Validation Kappa has improved. Saving model.</text:p>
      <text:p text:style-name="Standard">Epoch 2/30</text:p>
      <text:p text:style-name="Standard">707/707 [==============================] - 184s 260ms/step - loss: 0.4452 - acc: 0.8723 - val_loss: 0.3636 - val_acc: 0.8745</text:p>
      <text:p text:style-name="Standard">val_kappa: 0.0000</text:p>
      <text:p text:style-name="Standard">Validation Kappa has improved. Saving model.</text:p>
      <text:p text:style-name="Standard">Epoch 3/30</text:p>
      <text:p text:style-name="Standard"><text:soft-page-break/>707/707 [==============================] - 183s 259ms/step - loss: 0.3645 - acc: 0.8726 - val_loss: 0.3566 - val_acc: 0.8740</text:p>
      <text:p text:style-name="Standard">val_kappa: 0.0107</text:p>
      <text:p text:style-name="Standard">Validation Kappa has improved. Saving model.</text:p>
      <text:p text:style-name="Standard">Epoch 4/30</text:p>
      <text:p text:style-name="Standard">707/707 [==============================] - 183s 259ms/step - loss: 0.3485 - acc: 0.8734 - val_loss: 0.3946 - val_acc: 0.8745</text:p>
      <text:p text:style-name="Standard">val_kappa: 0.0000</text:p>
      <text:p text:style-name="Standard">Epoch 5/30</text:p>
      <text:p text:style-name="Standard">707/707 [==============================] - 183s 259ms/step - loss: 0.3437 - acc: 0.8731 - val_loss: 0.3321 - val_acc: 0.8747</text:p>
      <text:p text:style-name="Standard">val_kappa: 0.0072</text:p>
      <text:p text:style-name="Standard">Epoch 6/30</text:p>
      <text:p text:style-name="Standard">707/707 [==============================] - 183s 259ms/step - loss: 0.3420 - acc: 0.8729 - val_loss: 0.5241 - val_acc: 0.8704</text:p>
      <text:p text:style-name="Standard">val_kappa: 0.1286</text:p>
      <text:p text:style-name="Standard">Validation Kappa has improved. Saving model.</text:p>
      <text:p text:style-name="Standard">Epoch 7/30</text:p>
      <text:p text:style-name="Standard">707/707 [==============================] - 183s 259ms/step - loss: 0.3366 - acc: 0.8745 - val_loss: 0.4545 - val_acc: 0.8768</text:p>
      <text:p text:style-name="Standard">val_kappa: 0.0458</text:p>
      <text:p text:style-name="Standard">Epoch 8/30</text:p>
      <text:p text:style-name="Standard">707/707 [==============================] - 184s 260ms/step - loss: 0.3383 - acc: 0.8728 - val_loss: 0.3444 - val_acc: 0.8745</text:p>
      <text:p text:style-name="Standard"/>
      <text:p text:style-name="Standard">Epoch 00008: ReduceLROnPlateau reducing learning rate to 0.00010000000474974513.</text:p>
      <text:p text:style-name="Standard">val_kappa: 0.0000</text:p>
      <text:p text:style-name="Standard">Epoch 9/30</text:p>
      <text:p text:style-name="Standard">707/707 [==============================] - 183s 259ms/step - loss: 0.3388 - acc: 0.8728 - val_loss: 0.3842 - val_acc: 0.8706</text:p>
      <text:p text:style-name="Standard">val_kappa: -0.0024</text:p>
      <text:p text:style-name="Standard">Epoch 10/30</text:p>
      <text:p text:style-name="Standard">707/707 [==============================] - 183s 259ms/step - loss: 0.3188 - acc: 0.8746 - val_loss: 0.3726 - val_acc: 0.8745</text:p>
      <text:p text:style-name="Standard">val_kappa: 0.0000</text:p>
      <text:p text:style-name="Standard">Epoch 11/30</text:p>
      <text:p text:style-name="Standard">707/707 [==============================] - 183s 259ms/step - loss: 0.3135 - acc: 0.8746 - val_loss: 0.3414 - val_acc: 0.8742</text:p>
      <text:p text:style-name="Standard"/>
      <text:p text:style-name="Standard">Epoch 00011: ReduceLROnPlateau reducing learning rate to 1.0000000474974514e-05.</text:p>
      <text:p text:style-name="Standard">val_kappa: 0.0508</text:p>
      <text:p text:style-name="Standard">Epoch 12/30</text:p>
      <text:p text:style-name="Standard">707/707 [==============================] - 183s 259ms/step - loss: 0.3093 - acc: 0.8748 - val_loss: 0.3263 - val_acc: 0.8783</text:p>
      <text:p text:style-name="Standard">val_kappa: 0.0631</text:p>
      <text:p text:style-name="Standard">Epoch 13/30</text:p>
      <text:p text:style-name="Standard">707/707 [==============================] - 183s 259ms/step - loss: 0.3080 - acc: 0.8757 - val_loss: 0.3241 - val_acc: 0.8787</text:p>
      <text:p text:style-name="Standard">val_kappa: 0.0737</text:p>
      <text:p text:style-name="Standard">Epoch 14/30</text:p>
      <text:p text:style-name="Standard">707/707 [==============================] - 183s 259ms/step - loss: 0.3078 - acc: 0.8765 - val_loss: 0.3299 - val_acc: 0.8797</text:p>
      <text:p text:style-name="Standard"><text:soft-page-break/>val_kappa: 0.0941</text:p>
      <text:p text:style-name="Standard">Epoch 15/30</text:p>
      <text:p text:style-name="Standard">707/707 [==============================] - 183s 259ms/step - loss: 0.3061 - acc: 0.8770 - val_loss: 0.3333 - val_acc: 0.8804</text:p>
      <text:p text:style-name="Standard">val_kappa: 0.1029</text:p>
      <text:p text:style-name="Standard">Epoch 16/30</text:p>
      <text:p text:style-name="Standard">707/707 [==============================] - 183s 259ms/step - loss: 0.3064 - acc: 0.8764 - val_loss: 0.3240 - val_acc: 0.8810</text:p>
      <text:p text:style-name="Standard">val_kappa: 0.1168</text:p>
      <text:p text:style-name="Standard">Epoch 17/30</text:p>
      <text:p text:style-name="Standard">707/707 [==============================] - 183s 259ms/step - loss: 0.3060 - acc: 0.8769 - val_loss: 0.3194 - val_acc: 0.8810</text:p>
      <text:p text:style-name="Standard">val_kappa: 0.1328</text:p>
      <text:p text:style-name="Standard">Validation Kappa has improved. Saving model.</text:p>
      <text:p text:style-name="Standard">Epoch 18/30</text:p>
      <text:p text:style-name="Standard">707/707 [==============================] - 183s 259ms/step - loss: 0.3057 - acc: 0.8766 - val_loss: 0.3269 - val_acc: 0.8807</text:p>
      <text:p text:style-name="Standard">val_kappa: 0.1129</text:p>
      <text:p text:style-name="Standard">Epoch 19/30</text:p>
      <text:p text:style-name="Standard">707/707 [==============================] - 183s 259ms/step - loss: 0.3053 - acc: 0.8766 - val_loss: 0.3411 - val_acc: 0.8806</text:p>
      <text:p text:style-name="P1">val_kappa: 0.1329</text:p>
      <text:p text:style-name="Standard">Validation Kappa has improved. Saving model.</text:p>
      <text:p text:style-name="Standard">Epoch 20/30</text:p>
      <text:p text:style-name="Standard">707/707 [==============================] - 183s 259ms/step - loss: 0.3047 - acc: 0.8767 - val_loss: 0.3312 - val_acc: 0.8808</text:p>
      <text:p text:style-name="Standard"/>
      <text:p text:style-name="Standard">Epoch 00020: ReduceLROnPlateau reducing learning rate to 1.0000000656873453e-06.</text:p>
      <text:p text:style-name="Standard">val_kappa: 0.1032</text:p>
      <text:p text:style-name="Standard">Epoch 21/30</text:p>
      <text:p text:style-name="Standard">707/707 [==============================] - 183s 259ms/step - loss: 0.3053 - acc: 0.8768 - val_loss: 0.3249 - val_acc: 0.8816</text:p>
      <text:p text:style-name="Standard">val_kappa: 0.1249</text:p>
      <text:p text:style-name="Standard">Epoch 22/30</text:p>
      <text:p text:style-name="Standard">707/707 [==============================] - 183s 259ms/step - loss: 0.3029 - acc: 0.8776 - val_loss: 0.3197 - val_acc: 0.8819</text:p>
      <text:p text:style-name="Standard">val_kappa: 0.1264</text:p>
      <text:p text:style-name="Standard">Epoch 23/30</text:p>
      <text:p text:style-name="Standard">707/707 [==============================] - 183s 259ms/step - loss: 0.3040 - acc: 0.8759 - val_loss: 0.3144 - val_acc: 0.8814</text:p>
      <text:p text:style-name="Standard">val_kappa: 0.1152</text:p>
      <text:p text:style-name="Standard">Epoch 24/30</text:p>
      <text:p text:style-name="Standard">707/707 [==============================] - 183s 259ms/step - loss: 0.3047 - acc: 0.8778 - val_loss: 0.3171 - val_acc: 0.8815</text:p>
      <text:p text:style-name="Standard">val_kappa: 0.1261</text:p>
      <text:p text:style-name="Standard">Epoch 25/30</text:p>
      <text:p text:style-name="Standard">707/707 [==============================] - 183s 259ms/step - loss: 0.3038 - acc: 0.8770 - val_loss: 0.3152 - val_acc: 0.8816</text:p>
      <text:p text:style-name="Standard">val_kappa: 0.1287</text:p>
      <text:p text:style-name="Standard">Epoch 26/30</text:p>
      <text:p text:style-name="Standard">707/707 [==============================] - 183s 259ms/step - loss: 0.3038 - acc: 0.8761 - val_loss: 0.3230 - val_acc: 0.8819</text:p>
      <text:p text:style-name="Standard"><text:soft-page-break/></text:p>
      <text:p text:style-name="Standard">Epoch 00026: ReduceLROnPlateau reducing learning rate to 1.0000001111620805e-07.</text:p>
      <text:p text:style-name="Standard">val_kappa: 0.1312</text:p>
      <text:p text:style-name="Standard">Epoch 27/30</text:p>
      <text:p text:style-name="Standard">707/707 [==============================] - 183s 259ms/step - loss: 0.3030 - acc: 0.8762 - val_loss: 0.3274 - val_acc: 0.8815</text:p>
      <text:p text:style-name="Standard">val_kappa: 0.1198</text:p>
      <text:p text:style-name="Standard">Epoch 28/30</text:p>
      <text:p text:style-name="Standard">707/707 [==============================] - 183s 259ms/step - loss: 0.3056 - acc: 0.8762 - val_loss: 0.3229 - val_acc: 0.8816</text:p>
      <text:p text:style-name="Standard">val_kappa: 0.1257</text:p>
      <text:p text:style-name="Standard">Epoch 29/30</text:p>
      <text:p text:style-name="Standard">707/707 [==============================] - 184s 260ms/step - loss: 0.3056 - acc: 0.8757 - val_loss: 0.3222 - val_acc: 0.8819</text:p>
      <text:p text:style-name="Standard"/>
      <text:p text:style-name="Standard">Epoch 00029: ReduceLROnPlateau reducing learning rate to 1.000000082740371e-08.</text:p>
      <text:p text:style-name="Standard">val_kappa: 0.1261</text:p>
      <text:p text:style-name="Standard">Epoch 30/30</text:p>
      <text:p text:style-name="Standard">707/707 [==============================] - 183s 259ms/step - loss: 0.3035 - acc: 0.8768 - val_loss: 0.3215 - val_acc: 0.8817</text:p>
      <text:p text:style-name="Standard">val_kappa: 0.1230</text:p>
      <text:p text:style-name="Standard">Traceback (most recent call last):</text:p>
      <text:p text:style-name="Standard"><text:s text:c="2"/>File "train_2.py", line 103, in &lt;module&gt;</text:p>
      <text:p text:style-name="Standard"><text:s text:c="4"/>file_list = pd.read_csv(os.path.join(data_folder, 'Test/test_files.csv'), header = None)</text:p>
      <text:p text:style-name="Standard">NameError: name 'pd' is not def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08:36:44.003562938</meta:creation-date>
    <meta:editing-duration>PT12M9S</meta:editing-duration>
    <meta:editing-cycles>3</meta:editing-cycles>
    <meta:generator>LibreOffice/6.0.7.3$Linux_X86_64 LibreOffice_project/00m0$Build-3</meta:generator>
    <dc:date>2019-07-24T16:41:59.133695826</dc:date>
    <meta:document-statistic meta:table-count="0" meta:image-count="0" meta:object-count="0" meta:page-count="12" meta:paragraph-count="406" meta:word-count="3124" meta:character-count="26502" meta:non-whitespace-character-count="23722"/>
  </office:meta>
</office:document-meta>
</file>